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textmaker="tm" office:version="1.2">
  <office:scripts/>
  <office:font-face-decls>
    <style:font-face style:name="Abecedario_punt-pautada" svg:font-family="Abecedario_punt-pautada" style:font-family-generic="roman"/>
    <style:font-face style:name="Basic Sans" svg:font-family="'Basic Sans'" style:font-family-generic="roman"/>
    <style:font-face style:name="Berenika" svg:font-family="Berenika" style:font-family-generic="roman"/>
    <style:font-face style:name="Briem Handwriting" svg:font-family="'Briem Handwriting'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Garamond" svg:font-family="Garamond" style:font-family-generic="roman"/>
    <style:font-face style:name="JarmanDotted" svg:font-family="JarmanDotted" style:font-family-generic="roman"/>
    <style:font-face style:name="Liberation Serif" svg:font-family="'Liberation Serif'" style:font-family-generic="roman"/>
    <style:font-face style:name="Linux Libertine O" svg:font-family="'Linux Libertine O'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Times New Roman" svg:font-family="'Times New Roman'" style:font-family-generic="roman"/>
    <style:font-face style:name="Impact" svg:font-family="Impact" style:font-family-generic="swiss"/>
    <style:font-face style:name="Liberation Sans" svg:font-family="'Liberation Sans'" style:font-family-generic="swiss"/>
  </office:font-face-decls>
  <office:automatic-styles>
    <style:style style:name="P1" style:family="paragraph" style:parent-style-name="Normal">
      <style:paragraph-properties text:number-lines="true" text:line-number="0"/>
      <style:text-properties style:font-name="Abecedario_punt-pautada" style:font-name-asian="Abecedario_punt-pautada" style:font-name-complex="Abecedario_punt-pautada"/>
    </style:style>
    <style:style style:name="P2" style:family="paragraph" style:parent-style-name="Normal">
      <style:paragraph-properties text:number-lines="true" text:line-number="0"/>
      <style:text-properties style:font-name="Briem Handwriting" fo:font-style="italic" style:font-name-asian="Briem Handwriting" style:font-style-asian="italic" style:font-name-complex="Briem Handwriting" style:font-style-complex="italic"/>
    </style:style>
    <style:style style:name="P3" style:family="paragraph" style:parent-style-name="Normal">
      <style:paragraph-properties text:number-lines="true" text:line-number="0"/>
      <style:text-properties style:font-name="Briem Handwriting" fo:font-size="20pt" fo:font-style="italic" style:font-name-asian="Briem Handwriting" style:font-size-asian="20pt" style:font-style-asian="italic" style:font-name-complex="Briem Handwriting" style:font-size-complex="20pt" style:font-style-complex="italic"/>
    </style:style>
    <style:style style:name="P4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style:font-name="Streetwear" fo:font-size="22pt" style:font-size-asian="22pt" style:font-name-complex="Garamond" style:font-size-complex="22pt"/>
    </style:style>
    <style:style style:name="P5" style:family="paragraph" style:parent-style-name="Normal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style:font-name="Linux Libertine O" fo:font-size="14pt" style:letter-kerning="false" style:font-name-asian="Linux Libertine O" style:font-size-asian="14pt" style:language-asian="en" style:country-asian="US" style:font-name-complex="Linux Libertine O" style:font-size-complex="14pt" style:language-complex="ar" style:country-complex="SA" fo:hyphenate="true" fo:hyphenation-remain-char-count="2" fo:hyphenation-push-char-count="2"/>
    </style:style>
    <style:style style:name="P6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style:font-name="Linux Libertine O" fo:font-size="14pt" style:letter-kerning="false" style:font-name-asian="Linux Libertine O" style:font-size-asian="14pt" style:language-asian="en" style:country-asian="US" style:font-name-complex="Linux Libertine O" style:font-size-complex="14pt" style:language-complex="ar" style:country-complex="SA" fo:hyphenate="true" fo:hyphenation-remain-char-count="2" fo:hyphenation-push-char-count="2"/>
    </style:style>
    <style:style style:name="P7" style:family="paragraph" style:parent-style-name="Normal">
      <style:paragraph-properties fo:margin-top="0.106cm" fo:margin-bottom="0.106cm" loext:contextual-spacing="false" style:line-height-at-least="0.353cm" fo:text-align="justify" style:justify-single-word="false" fo:hyphenation-ladder-count="no-limit" fo:break-before="page" fo:padding="0cm" fo:border="none" text:number-lines="true" text:line-number="0"/>
      <style:text-properties style:font-name="Garamond" style:letter-kerning="false" style:font-name-asian="Times New Roman" style:font-size-asian="12pt" style:language-asian="en" style:country-asian="US" style:font-name-complex="Garamond" style:language-complex="ar" style:country-complex="SA" fo:hyphenate="true" fo:hyphenation-remain-char-count="2" fo:hyphenation-push-char-count="2"/>
    </style:style>
    <style:style style:name="P8" style:family="paragraph" style:parent-style-name="Normal">
      <style:paragraph-properties fo:margin-left="0.501cm" fo:margin-right="0cm" fo:margin-top="0.035cm" fo:margin-bottom="0cm" loext:contextual-spacing="false" style:line-height-at-least="0.353cm" fo:text-align="justify" style:justify-single-word="false" fo:hyphenation-ladder-count="no-limit" fo:text-indent="-0.501cm" style:auto-text-indent="false" fo:padding="0cm" fo:border="none" text:number-lines="true" text:line-number="0"/>
      <style:text-properties style:font-name="Garamond" fo:font-size="10pt" style:letter-kerning="false" style:font-name-asian="Times New Roman" style:font-size-asian="10pt" style:language-asian="en" style:country-asian="US" style:font-name-complex="Garamond" style:language-complex="ar" style:country-complex="SA" fo:hyphenate="true" fo:hyphenation-remain-char-count="2" fo:hyphenation-push-char-count="2"/>
    </style:style>
    <style:style style:name="P9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Berenika" fo:font-size="14pt" fo:letter-spacing="normal" fo:language="en" fo:country="AU" fo:font-style="normal" style:text-underline-style="none" fo:font-weight="normal" style:letter-kerning="true" fo:background-color="transparent" style:font-name-asian="Berenika" style:font-size-asian="14pt" style:language-asian="zh" style:country-asian="CN" style:font-style-asian="normal" style:font-weight-asian="normal" style:font-name-complex="Berenika" style:font-size-complex="14pt" style:language-complex="hi" style:country-complex="IN" style:font-style-complex="normal" style:font-weight-complex="normal" style:text-scale="100%" text:display="true"/>
    </style:style>
    <style:style style:name="P10" style:family="paragraph" style:parent-style-name="Normal">
      <style:paragraph-properties fo:margin-left="0.501cm" fo:margin-right="0cm" fo:margin-top="0.035cm" fo:margin-bottom="0cm" loext:contextual-spacing="false" style:line-height-at-least="0.353cm" fo:text-align="justify" style:justify-single-word="false" fo:hyphenation-ladder-count="no-limit" fo:text-indent="-0.501cm" style:auto-text-indent="false" fo:padding="0cm" fo:border="none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Garamond" fo:font-size="10pt" fo:letter-spacing="normal" fo:language="en" fo:country="AU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Garamond" style:font-size-complex="12pt" style:language-complex="ar" style:country-complex="SA" style:font-style-complex="normal" style:font-weight-complex="normal" style:text-scale="100%" text:display="true" fo:hyphenate="true" fo:hyphenation-remain-char-count="2" fo:hyphenation-push-char-count="2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Streetwear" fo:font-size="22pt" fo:letter-spacing="normal" fo:language="en" fo:country="AU" fo:font-style="normal" style:text-underline-style="none" fo:font-weight="normal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" style:font-size-complex="2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Garamond" fo:font-size="10pt" fo:letter-spacing="normal" fo:language="en" fo:country="AU" fo:font-style="normal" style:text-underline-style="none" fo:font-weight="normal" style:letter-kerning="false" fo:background-color="transparent" loext:char-shading-value="0" style:font-name-asian="Times New Roman" style:font-size-asian="10pt" style:language-asian="en" style:country-asian="US" style:font-style-asian="normal" style:font-weight-asian="normal" style:font-name-complex="Garamond" style:font-size-complex="12pt" style:language-complex="ar" style:country-complex="SA" style:font-style-complex="normal" style:font-weight-complex="normal" style:text-scale="100%" text:display="true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Garamond" fo:font-size="12pt" fo:letter-spacing="normal" fo:language="en" fo:country="AU" fo:font-style="normal" style:text-underline-style="none" fo:font-weight="normal" style:letter-kerning="false" fo:background-color="transparent" loext:char-shading-value="0" style:font-name-asian="Times New Roman" style:font-size-asian="12pt" style:language-asian="en" style:country-asian="US" style:font-style-asian="normal" style:font-weight-asian="normal" style:font-name-complex="Garamond" style:font-size-complex="12pt" style:language-complex="ar" style:country-complex="SA" style:font-style-complex="normal" style:font-weight-complex="normal" style:text-scale="100%" text:display="true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Linux Libertine O" fo:font-size="14pt" fo:letter-spacing="normal" fo:language="en" fo:country="AU" fo:font-style="normal" style:text-underline-style="none" fo:font-weight="normal" style:letter-kerning="false" fo:background-color="transparent" loext:char-shading-value="0" style:font-name-asian="Linux Libertine O" style:font-size-asian="14pt" style:language-asian="en" style:country-asian="US" style:font-style-asian="normal" style:font-weight-asian="normal" style:font-name-complex="Linux Libertine O" style:font-size-complex="14pt" style:language-complex="ar" style:country-complex="SA" style:font-style-complex="normal" style:font-weight-complex="normal" style:text-scale="100%" text:display="true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Briem Handwriting" fo:font-size="20pt" fo:letter-spacing="normal" fo:language="en" fo:country="AU" fo:font-style="italic" style:text-underline-style="none" fo:font-weight="normal" style:letter-kerning="true" fo:background-color="transparent" loext:char-shading-value="0" style:font-name-asian="Briem Handwriting" style:font-size-asian="20pt" style:language-asian="zh" style:country-asian="CN" style:font-style-asian="italic" style:font-weight-asian="normal" style:font-name-complex="Briem Handwriting" style:font-size-complex="20pt" style:language-complex="hi" style:country-complex="IN" style:font-style-complex="italic" style:font-weight-complex="normal" style:text-scale="100%" text:display="true"/>
    </style:style>
    <style:style style:name="T6" style:family="text">
      <style:text-properties style:font-name="Impact"/>
    </style:style>
    <style:style style:name="T7" style:family="text">
      <style:text-properties style:font-name="Impact" officeooo:rsid="00198855"/>
    </style:style>
    <style:style style:name="T8" style:family="text">
      <style:text-properties style:font-name="JarmanDotted" style:font-name-asian="JarmanDotted" style:font-name-complex="JarmanDotte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3">
        <text:p text:style-name="P9">Name:</text:p>
        <text:p text:style-name="P4"><text:span text:style-name="T6">Chapter XXXVI</text:span><text:span text:style-name="T7">I</text:span><text:span text:style-name="T1"> – Hope</text:span></text:p>
        <text:p text:style-name="P5"><text:span text:style-name="T4">1. We can hope only for something which is (</text:span><text:span text:style-name="T8">evil</text:span><text:span text:style-name="T4">) (</text:span><text:span text:style-name="T8">good</text:span><text:span text:style-name="T4">), (</text:span><text:span text:style-name="T8">past</text:span><text:span text:style-name="T4">) (</text:span><text:span text:style-name="T8">present</text:span><text:span text:style-name="T4">) (</text:span><text:span text:style-name="T8">future</text:span><text:span text:style-name="T4">), (</text:span><text:span text:style-name="T8">easy</text:span><text:span text:style-name="T4">) (</text:span><text:span text:style-name="T8">difficult</text:span><text:span text:style-name="T4">), and (</text:span><text:span text:style-name="T8">possible</text:span><text:span text:style-name="T4">) (</text:span><text:span text:style-name="T8">impossible</text:span><text:span text:style-name="T4">). </text:span></text:p>
        <text:p text:style-name="P5"><text:span text:style-name="T4">2. As a virtue, hope is (</text:span><text:span text:style-name="T8">a passion</text:span><text:span text:style-name="T4">) (</text:span><text:span text:style-name="T8">an emotion</text:span><text:span text:style-name="T4">). </text:span></text:p>
        <text:p text:style-name="P5"><text:span text:style-name="T4">3. Hope is a (</text:span><text:span text:style-name="T8">natural</text:span><text:span text:style-name="T4">) (</text:span><text:span text:style-name="T8">supernatural</text:span><text:span text:style-name="T4">) virtue. </text:span></text:p>
        <text:p text:style-name="P5"><text:span text:style-name="T4">4. Since it has God for its object, it is a </text:span><text:s/><text:span text:style-name="T4">_ _ _ _ _ _ _ _ _ _ </text:span><text:s/><text:span text:style-name="T4">virtue. </text:span></text:p>
        <text:p text:style-name="P5"><text:span text:style-name="T4">5. The primary object of hope is </text:span><text:s/><text:span text:style-name="T4">_ _ _ </text:span><text:s text:c="3"/><text:span text:style-name="T4">_ _ _ _ _ _ _ </text:span><text:s/><text:span text:style-name="T4">known, loved and enjoyed in </text:span><text:s/><text:span text:style-name="T4">_ _ _ _ _ _ _ . </text:span></text:p>
        <text:p text:style-name="P5"><text:span text:style-name="T4">6. The motive in our hope is the </text:span><text:s/><text:span text:style-name="T4">_ _ _ _ _ _ _ _ _ _ _ </text:span><text:s/><text:span text:style-name="T4">of God helping us. </text:span></text:p>
        <text:p text:style-name="P5"><text:span text:style-name="T4">7. Scripture (</text:span><text:span text:style-name="T8">could</text:span><text:span text:style-name="T4">) (</text:span><text:span text:style-name="T8">could not</text:span><text:span text:style-name="T4">) bid us hope for heaven if it were wrong for us to do so. </text:span></text:p>
        <text:p text:style-name="P5"><text:span text:style-name="T4">8. It (</text:span><text:span text:style-name="T8">would</text:span><text:span text:style-name="T4">) (</text:span><text:span text:style-name="T8">would not</text:span><text:span text:style-name="T4">) be wrong for us not to hope for the good things God wants to give us. </text:span></text:p>
        <text:p text:style-name="P5"><text:span text:style-name="T4">9. Hope (</text:span><text:span text:style-name="T8">is</text:span><text:span text:style-name="T4">) (</text:span><text:span text:style-name="T8">is not</text:span><text:span text:style-name="T4">) compatible with charity. </text:span></text:p>
        <text:p text:style-name="P5"><text:span text:style-name="T4">10. The certitude of our hope is in our (</text:span><text:span text:style-name="T8">intellect</text:span><text:span text:style-name="T4">) (</text:span><text:span text:style-name="T8">will</text:span><text:span text:style-name="T4">). </text:span></text:p>
        <text:p text:style-name="P5"><text:span text:style-name="T4">11. It is proportionate to the </text:span><text:s/><text:span text:style-name="T4">_ _ _ _ _ _ _ </text:span><text:s text:c="2"/><text:span text:style-name="T4">_ _ _ _ _ _ _ _ </text:span><text:s/><text:span text:style-name="T4">of God. </text:span></text:p>
        <text:p text:style-name="P5"><text:span text:style-name="T4">12. It is a certitude of (</text:span><text:span text:style-name="T8">judgment</text:span><text:span text:style-name="T4">) (</text:span><text:span text:style-name="T8">order</text:span><text:span text:style-name="T4">). </text:span></text:p>
        <text:p text:style-name="P5"><text:span text:style-name="T4">13. St. Thomas calls it a certitude of divine </text:span><text:s/><text:span text:style-name="T4">_ _ _ _ _ _ _ _ _ _ _ . </text:span></text:p>
        <text:p text:style-name="P5"><text:span text:style-name="T4">14. It (</text:span><text:span text:style-name="T8">is</text:span><text:span text:style-name="T4">) (</text:span><text:span text:style-name="T8">is not</text:span><text:span text:style-name="T4">) compatible with fear. </text:span></text:p>
        <text:p text:style-name="P5"><text:span text:style-name="T4">15. It (</text:span><text:span text:style-name="T8">is</text:span><text:span text:style-name="T4">) (</text:span><text:span text:style-name="T8">is not</text:span><text:span text:style-name="T4">) a conditional certitude. </text:span></text:p>
        <text:p text:style-name="P5"><text:span text:style-name="T4">16. If I think that God will not give me the means to save my soul, I commit a sin called </text:span><text:s/><text:span text:style-name="T4">_ _ _ _ _ _ _ . </text:span></text:p>
        <text:p text:style-name="P5"><text:span text:style-name="T4">17. If I think He will save me no matter how unrepentant I may be at death, I commit a sin called </text:span><text:s/><text:span text:style-name="T4">_ _ _ _ _ _ _ _ _ _ _ _ _ </text:span><text:s/><text:span text:style-name="T4">. </text:span></text:p>
        <text:p text:style-name="P5"><text:span text:style-name="T4">18. It (</text:span><text:span text:style-name="T8">is</text:span><text:span text:style-name="T4">) (</text:span><text:span text:style-name="T8">is not</text:span><text:span text:style-name="T4">) a sin of presumption for a person to make an act of hope when he is in a state of mortal sin. </text:span></text:p>
        <text:p text:style-name="P5"><text:span text:style-name="T4">19. St. Paul bids us “Lay hold on </text:span><text:s/><text:span text:style-name="T4">_ _ _ _ _ _ _ </text:span><text:s/><text:span text:style-name="T4">life.” </text:span></text:p>
        <text:p text:style-name="P5"><text:span text:style-name="T4">20. The certitude in an act of hope made by a person in mortal sin (</text:span><text:span text:style-name="T8">would be</text:span><text:span text:style-name="T4">) (</text:span><text:span text:style-name="T8">would not be</text:span><text:span text:style-name="T4">) less than if he made it when in a state of grace. </text:span></text:p>
        <text:p text:style-name="P5"><text:span text:style-name="T4">21. St. Paul says: “If </text:span><text:s/><text:span text:style-name="T4">_ _ _ _ _ _ _ </text:span><text:s/><text:span text:style-name="T4">be with us, who is against us?” </text:span></text:p>
        <text:p text:style-name="P5"><text:soft-page-break/><text:span text:style-name="T4">22. The fear that accompanies hope is (</text:span><text:span text:style-name="T8">a fear of punishment</text:span><text:span text:style-name="T4">) (</text:span><text:span text:style-name="T8">a filial fear</text:span><text:span text:style-name="T4">). </text:span></text:p>
        <text:p text:style-name="P5"><text:span text:style-name="T4">23. It (</text:span><text:span text:style-name="T8">diminishes</text:span><text:span text:style-name="T4">) (</text:span><text:span text:style-name="T8">increases</text:span><text:span text:style-name="T4">) as our hope gets purer. </text:span></text:p>
        <text:p text:style-name="P5"><text:span text:style-name="T4">24. Hope leads to true </text:span><text:s/><text:span text:style-name="T4">_ _ _ _ _ _ _ _ </text:span><text:s/><text:span text:style-name="T4">of spirit. </text:span></text:p>
        <text:p text:style-name="P5"><text:span text:style-name="T4">25. Through hope we can enjoy even on this earth a sort of anticipated possession of </text:span><text:s/><text:span text:style-name="T4">_ _ _ _ _ _ _ .</text:span></text:p>
        <text:p text:style-name="P8"/>
        <text:p text:style-name="P8"/>
        <text:p text:style-name="P10">Circle one to answer as fully as you can below:</text:p>
        <text:p text:style-name="P8"><text:span text:style-name="T2">1.</text:span><text:tab/><text:span text:style-name="T2">What is meant by the supernatural virtue of Hope?</text:span></text:p>
        <text:p text:style-name="P8"><text:span text:style-name="T2">2.</text:span><text:tab/><text:span text:style-name="T2">What do we hope for?</text:span></text:p>
        <text:p text:style-name="P8"><text:span text:style-name="T2">3.</text:span><text:tab/><text:span text:style-name="T2">Why do we hope?</text:span></text:p>
        <text:p text:style-name="P8"><text:span text:style-name="T2">4.</text:span><text:tab/><text:span text:style-name="T2">Show that it is right for us to hope for heaven.</text:span></text:p>
        <text:p text:style-name="P8"><text:span text:style-name="T2">5.</text:span><text:tab/><text:span text:style-name="T2">Explain the certitude of hope; show how it differs from that of faith.</text:span></text:p>
        <text:p text:style-name="P8"><text:span text:style-name="T2">6.</text:span><text:tab/><text:span text:style-name="T2">How does hope enable us to “lay hold on eternal life?”</text:span></text:p>
        <text:p text:style-name="P8"><text:span text:style-name="T2">7.</text:span><text:tab/><text:span text:style-name="T2">What sort of fear accompanies hope? Why?</text:span></text:p>
        <text:p text:style-name="P8"><text:span text:style-name="T2">8.</text:span><text:tab/><text:span text:style-name="T2">Explain what is meant by poverty of spirit; show how it follows from a lively hope.</text:span></text:p>
        <text:p text:style-name="P1"/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pan text:style-name="T5">. </text:span><text:s text:c="83"/><text:span text:style-name="T5">.</text:span></text:p>
        <text:p text:style-name="P3"><text:soft-page-break/><text:span text:style-name="T5">. </text:span><text:s text:c="83"/><text:span text:style-name="T5">.</text:span></text:p>
        <text:p text:style-name="P2"/>
        <text:p text:style-name="P2"/>
        <text:p text:style-name="P7"><text:span text:style-name="T3">1. We can hope only for something which is (evil) (</text:span><text:span text:style-name="T9">good</text:span><text:span text:style-name="T3">), (past) (present) (</text:span><text:span text:style-name="T9">future</text:span><text:span text:style-name="T3">), (easy) (</text:span><text:span text:style-name="T9">difficult</text:span><text:span text:style-name="T3">), and (</text:span><text:span text:style-name="T9">possible</text:span><text:span text:style-name="T3">) (impossible). 2. As a virtue, hope is (a passion) (</text:span><text:span text:style-name="T9">an emotion</text:span><text:span text:style-name="T3">). 3. Hope is a (natural) (</text:span><text:span text:style-name="T9">supernatural</text:span><text:span text:style-name="T3">) virtue. 4. Since it has God for its object, it is a (</text:span><text:span text:style-name="T9">theological</text:span><text:span text:style-name="T3">) virtue. 5. The primary object of hope is (</text:span><text:span text:style-name="T9">God Himself</text:span><text:span text:style-name="T3">) known, loved and enjoyed in (</text:span><text:span text:style-name="T9">the Beatific Vision</text:span><text:span text:style-name="T3">/</text:span><text:span text:style-name="T9">heaven</text:span><text:span text:style-name="T3">). 6. The motive in our hope is the (</text:span><text:span text:style-name="T9">omnipotence</text:span><text:span text:style-name="T3">) of God helping us. 7. Scripture (could) (</text:span><text:span text:style-name="T9">could not</text:span><text:span text:style-name="T3">) bid us hope for heaven if it were wrong for us to do so. 8. It (</text:span><text:span text:style-name="T9">would</text:span><text:span text:style-name="T3">) (would not) be wrong for us not to hope for the good things God wants to give us. 9. Hope (</text:span><text:span text:style-name="T9">is</text:span><text:span text:style-name="T3">) (is not) compatible with charity. 10. The certitude of our hope is in our (intellect) (</text:span><text:span text:style-name="T9">will</text:span><text:span text:style-name="T3">). 11. It is proportionate to the (</text:span><text:span text:style-name="T9">infinite authority of God</text:span><text:span text:style-name="T3">) of God. 12. It is a certitude of (judgment) (</text:span><text:span text:style-name="T9">order</text:span><text:span text:style-name="T3">). 13. St. Thomas calls it a certitude of divine (</text:span><text:span text:style-name="T9">ordination</text:span><text:span text:style-name="T3">). 14. It (</text:span><text:span text:style-name="T9">is</text:span><text:span text:style-name="T3">) (is not) compatible with fear. 15. It (is) (</text:span><text:span text:style-name="T9">is not</text:span><text:span text:style-name="T3">) a conditional certitude. 16. If I think that God will not give me the means to save my soul, I commit a sin called (</text:span><text:span text:style-name="T9">despair</text:span><text:span text:style-name="T3">). 17. If I think He will save me no matter how unrepentant I may be at death, I commit a sin called (</text:span><text:span text:style-name="T9">presumption</text:span><text:span text:style-name="T3">). 18. It (is) (</text:span><text:span text:style-name="T9">is not</text:span><text:span text:style-name="T3">) a sin of presumption for a person to make an act of hope when he is in a state of mortal sin. 19. St. Paul bids us “Lay hold on (</text:span><text:span text:style-name="T9">eternal</text:span><text:span text:style-name="T3">) life.” 20. The certitude in an act of hope made by a person in mortal sin (would be) (</text:span><text:span text:style-name="T9">would not be</text:span><text:span text:style-name="T3">) less than if he made it when in a state of grace. 21. St. Paul says: “If (</text:span><text:span text:style-name="T9">God</text:span><text:span text:style-name="T3">) be with us, who is against us?” 22. The fear that accompanies hope is (a fear of punishment) (</text:span><text:span text:style-name="T9">a filial fear</text:span><text:span text:style-name="T3">). 23. It (diminishes) (</text:span><text:span text:style-name="T9">increases</text:span><text:span text:style-name="T3">) as our hope gets purer. 24. Hope leads to true (</text:span><text:span text:style-name="T9">poverty/liberty</text:span><text:span text:style-name="T3">) of spirit. 25. Through hope we can enjoy even on this earth a sort of anticipated possession of (</text:span><text:span text:style-name="T9">heaven</text:span><text:span text:style-name="T3">).</text:span>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textmaker="tm" office:version="1.2">
  <office:font-face-decls>
    <style:font-face style:name="Abecedario_punt-pautada" svg:font-family="Abecedario_punt-pautada" style:font-family-generic="roman"/>
    <style:font-face style:name="Basic Sans" svg:font-family="'Basic Sans'" style:font-family-generic="roman"/>
    <style:font-face style:name="Berenika" svg:font-family="Berenika" style:font-family-generic="roman"/>
    <style:font-face style:name="Briem Handwriting" svg:font-family="'Briem Handwriting'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Garamond" svg:font-family="Garamond" style:font-family-generic="roman"/>
    <style:font-face style:name="JarmanDotted" svg:font-family="JarmanDotted" style:font-family-generic="roman"/>
    <style:font-face style:name="Liberation Serif" svg:font-family="'Liberation Serif'" style:font-family-generic="roman"/>
    <style:font-face style:name="Linux Libertine O" svg:font-family="'Linux Libertine O'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Times New Roman" svg:font-family="'Times New Roman'" style:font-family-generic="roman"/>
    <style:font-face style:name="Impact" svg:font-family="Impact" style:font-family-generic="swiss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text:number-lines="true" text:line-number="0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AU" fo:font-style="normal" style:text-underline-style="none" fo:font-weight="normal" style:letter-kerning="true" fo:background-color="transparent" style:font-name-asian="DejaVu Sans" style:font-family-asian="'DejaVu Sans'" style:font-family-generic-asian="roman" style:font-size-asian="10.5pt" style:language-asian="zh" style:country-asian="CN" style:font-style-asian="normal" style:font-weight-asian="normal" style:font-name-complex="FreeSans" style:font-family-complex="FreeSans" style:font-family-generic-complex="roman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text:number-lines="true" text:line-number="0"/>
      <style:text-properties style:font-name="Liberation Sans" fo:font-family="'Liberation Sans'" style:font-family-generic="swiss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text:number-lines="tru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2cm" fo:margin-right="0cm" fo:margin-top="0.423cm" fo:margin-bottom="0.106cm" loext:contextual-spacing="false" fo:keep-together="always" fo:hyphenation-ladder-count="no-limit" fo:text-indent="-0.76cm" style:auto-text-indent="false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margin-left="1.016cm" fo:margin-right="0cm" fo:text-indent="-1.014cm" style:auto-text-indent="false"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fo:margin-left="1.27cm" fo:margin-right="0cm" fo:text-indent="-1.268cm" style:auto-text-indent="false"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Normal" style:family="text"/>
    <style:style style:name="Bullet_20_Symbols" style:display-name="Bullet Symbols" style:family="text">
      <style:text-properties style:font-name="OpenSymbol" fo:font-family="OpenSymbol" style:font-family-generic="roman" style:font-name-asian="OpenSymbol" style:font-family-asian="OpenSymbol" style:font-family-generic-asian="roman" style:font-name-complex="OpenSymbol" style:font-family-complex="OpenSymbol" style:font-family-generic-complex="roman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8cm" fo:page-height="29.71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6-05-02T11:55:24</meta:creation-date>
    <dc:date>2016-07-25T16:45:00.434920348</dc:date>
    <meta:print-date>2016-07-19T10:11:12</meta:print-date>
    <meta:editing-duration>PT5S</meta:editing-duration>
    <meta:editing-cycles>1</meta:editing-cycles>
    <meta:document-statistic meta:table-count="0" meta:image-count="0" meta:object-count="0" meta:page-count="4" meta:paragraph-count="60" meta:word-count="962" meta:character-count="6301" meta:non-whitespace-character-count="3440"/>
  </office:meta>
</office:document-meta>
</file>